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aba3a" officeooo:paragraph-rsid="000aba3a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aba3a" officeooo:paragraph-rsid="000aba3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0aba3a" officeooo:paragraph-rsid="000aba3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b9bda" officeooo:paragraph-rsid="000b9bda" style:font-size-asian="14pt" style:font-size-complex="14pt"/>
    </style:style>
    <style:style style:name="T1" style:family="text">
      <style:text-properties officeooo:rsid="000b9b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te-rendu TP signal</text:p>
      <text:p text:style-name="P1">TANG Yuke</text:p>
      <text:p text:style-name="P1"/>
      <text:p text:style-name="P1"/>
      <text:p text:style-name="P1"/>
      <text:p text:style-name="P3">SIG_JEU</text:p>
      <text:p text:style-name="P3">Signal principale pour le jeu. Le navire envoie un signal SIG_JEU à amiral pour initialiser un bateau. Après il attente un signal SIG_JEU qui signifie que le bateau est initialisé. Quand il a reçu ce signal, il entre dans sa boucle du jeu. Il envoie le signal SIG_JEU pour faire un déplacement et <text:span text:style-name="T1">de</text:span> tirer. </text:p>
      <text:p text:style-name="P4">Le processus amiral reçu un signal SIG_JEU de pid inconnu, il initialise un bateau pour ce pid. Si c’est un pid connu, il fait le déplacement et de tirer.</text:p>
      <text:p text:style-name="P3"/>
      <text:p text:style-name="P3"/>
      <text:p text:style-name="P3">SIG_BOUCLIER</text:p>
      <text:p text:style-name="P3">Signal envoie de navire vers amirale. Pour informer que il n’a plus de énergie. Quand le processus amirale a reçu ce signal, il modifier la table qui contient les informations de<text:span text:style-name="T1">s</text:span> bouclier<text:span text:style-name="T1">s</text:span> de ce bateau.</text:p>
      <text:p text:style-name="P3"/>
      <text:p text:style-name="P3">SIG_ COULE</text:p>
      <text:p text:style-name="P3">Signal envoie de amirale vers navire. Pour dire que il est coule. Quand le processus navire a reçu ce signal, il se termine.</text:p>
      <text:p text:style-name="P3"/>
      <text:p text:style-name="P3">SIG_GAGNER</text:p>
      <text:p text:style-name="P3">Signal envoie de amirale vers navire. Pour dire que il a gagné. Quand le processus navire a reçu ce signal, il se term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5:16:02.887918600</meta:creation-date>
    <dc:date>2017-11-09T15:32:40.589416114</dc:date>
    <meta:editing-duration>PT4M27S</meta:editing-duration>
    <meta:editing-cycles>1</meta:editing-cycles>
    <meta:document-statistic meta:table-count="0" meta:image-count="0" meta:object-count="0" meta:page-count="1" meta:paragraph-count="11" meta:word-count="175" meta:character-count="980" meta:non-whitespace-character-count="815"/>
    <meta:generator>LibreOffice/5.1.6.2$Linux_X86_64 LibreOffice_project/10m0$Build-2</meta:generator>
  </office:meta>
</office:document-meta>
</file>